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615cm" table:align="left"/>
    </style:style>
    <style:style style:name="Table1.A" style:family="table-column">
      <style:table-column-properties style:column-width="2.143cm"/>
    </style:style>
    <style:style style:name="Table1.B" style:family="table-column">
      <style:table-column-properties style:column-width="1.616cm"/>
    </style:style>
    <style:style style:name="Table1.C" style:family="table-column">
      <style:table-column-properties style:column-width="2.552cm"/>
    </style:style>
    <style:style style:name="Table1.D" style:family="table-column">
      <style:table-column-properties style:column-width="2.30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615cm" table:align="left"/>
    </style:style>
    <style:style style:name="Table2.A" style:family="table-column">
      <style:table-column-properties style:column-width="2.143cm"/>
    </style:style>
    <style:style style:name="Table2.B" style:family="table-column">
      <style:table-column-properties style:column-width="1.616cm"/>
    </style:style>
    <style:style style:name="Table2.C" style:family="table-column">
      <style:table-column-properties style:column-width="2.552cm"/>
    </style:style>
    <style:style style:name="Table2.D" style:family="table-column">
      <style:table-column-properties style:column-width="2.30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615cm" table:align="left"/>
    </style:style>
    <style:style style:name="Table3.A" style:family="table-column">
      <style:table-column-properties style:column-width="2.143cm"/>
    </style:style>
    <style:style style:name="Table3.B" style:family="table-column">
      <style:table-column-properties style:column-width="1.616cm"/>
    </style:style>
    <style:style style:name="Table3.C" style:family="table-column">
      <style:table-column-properties style:column-width="2.552cm"/>
    </style:style>
    <style:style style:name="Table3.D" style:family="table-column">
      <style:table-column-properties style:column-width="2.30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8.615cm" table:align="left"/>
    </style:style>
    <style:style style:name="Table4.A" style:family="table-column">
      <style:table-column-properties style:column-width="2.143cm"/>
    </style:style>
    <style:style style:name="Table4.B" style:family="table-column">
      <style:table-column-properties style:column-width="1.616cm"/>
    </style:style>
    <style:style style:name="Table4.C" style:family="table-column">
      <style:table-column-properties style:column-width="2.552cm"/>
    </style:style>
    <style:style style:name="Table4.D" style:family="table-column">
      <style:table-column-properties style:column-width="2.30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8.615cm" table:align="left"/>
    </style:style>
    <style:style style:name="Table5.A" style:family="table-column">
      <style:table-column-properties style:column-width="2.143cm"/>
    </style:style>
    <style:style style:name="Table5.B" style:family="table-column">
      <style:table-column-properties style:column-width="1.616cm"/>
    </style:style>
    <style:style style:name="Table5.C" style:family="table-column">
      <style:table-column-properties style:column-width="2.552cm"/>
    </style:style>
    <style:style style:name="Table5.D" style:family="table-column">
      <style:table-column-properties style:column-width="2.30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8.615cm" table:align="left"/>
    </style:style>
    <style:style style:name="Table6.A" style:family="table-column">
      <style:table-column-properties style:column-width="2.143cm"/>
    </style:style>
    <style:style style:name="Table6.B" style:family="table-column">
      <style:table-column-properties style:column-width="1.616cm"/>
    </style:style>
    <style:style style:name="Table6.C" style:family="table-column">
      <style:table-column-properties style:column-width="2.552cm"/>
    </style:style>
    <style:style style:name="Table6.D" style:family="table-column">
      <style:table-column-properties style:column-width="2.30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8.615cm" table:align="left"/>
    </style:style>
    <style:style style:name="Table7.A" style:family="table-column">
      <style:table-column-properties style:column-width="2.143cm"/>
    </style:style>
    <style:style style:name="Table7.B" style:family="table-column">
      <style:table-column-properties style:column-width="1.616cm"/>
    </style:style>
    <style:style style:name="Table7.C" style:family="table-column">
      <style:table-column-properties style:column-width="2.552cm"/>
    </style:style>
    <style:style style:name="Table7.D" style:family="table-column">
      <style:table-column-properties style:column-width="2.30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8.615cm" table:align="left"/>
    </style:style>
    <style:style style:name="Table8.A" style:family="table-column">
      <style:table-column-properties style:column-width="2.143cm"/>
    </style:style>
    <style:style style:name="Table8.B" style:family="table-column">
      <style:table-column-properties style:column-width="1.616cm"/>
    </style:style>
    <style:style style:name="Table8.C" style:family="table-column">
      <style:table-column-properties style:column-width="2.552cm"/>
    </style:style>
    <style:style style:name="Table8.D" style:family="table-column">
      <style:table-column-properties style:column-width="2.30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8.615cm" table:align="left"/>
    </style:style>
    <style:style style:name="Table9.A" style:family="table-column">
      <style:table-column-properties style:column-width="2.143cm"/>
    </style:style>
    <style:style style:name="Table9.B" style:family="table-column">
      <style:table-column-properties style:column-width="1.616cm"/>
    </style:style>
    <style:style style:name="Table9.C" style:family="table-column">
      <style:table-column-properties style:column-width="2.552cm"/>
    </style:style>
    <style:style style:name="Table9.D" style:family="table-column">
      <style:table-column-properties style:column-width="2.30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8.615cm" table:align="left"/>
    </style:style>
    <style:style style:name="Table10.A" style:family="table-column">
      <style:table-column-properties style:column-width="2.143cm"/>
    </style:style>
    <style:style style:name="Table10.B" style:family="table-column">
      <style:table-column-properties style:column-width="1.616cm"/>
    </style:style>
    <style:style style:name="Table10.C" style:family="table-column">
      <style:table-column-properties style:column-width="2.552cm"/>
    </style:style>
    <style:style style:name="Table10.D" style:family="table-column">
      <style:table-column-properties style:column-width="2.304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a5440" officeooo:paragraph-rsid="001a544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>
      <style:text-properties officeooo:rsid="001a5440" officeooo:paragraph-rsid="001a544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ertainly! Here are 10 questions on FCFS scheduling with answers:</text:p>
      <text:list xml:id="list2946502816" text:style-name="L1">
        <text:list-item>
          <text:p text:style-name="P2"><text:span text:style-name="Strong_20_Emphasis">Question 1:</text:span> Given the arrival times and burst times of processes, perform FCFS scheduling and calculate the average waiting time. Arrival Time: [0, 1, 2, 3, 4] Burst Time: [4, 2, 6, 1, 3]</text:p>
          <text:p text:style-name="P2"><text:span text:style-name="Strong_20_Emphasis">Answer:</text:span> Gantt Chart: | P1 | P2 | P3 | P4 | P5 | Average Waiting Time: 5.2 units</text:p>
        </text:list-item>
        <text:list-item>
          <text:p text:style-name="P2"><text:span text:style-name="Strong_20_Emphasis">Question 2:</text:span> Solve the FCFS scheduling problem with the following arrival times and burst times: Arrival Time: [0, 2, 4, 6, 8] Burst Time: [3, 5, 1, 4, 2]</text:p>
          <text:p text:style-name="P2"><text:span text:style-name="Strong_20_Emphasis">Answer:</text:span> Gantt Chart: | P1 | P2 | P3 | P4 | P5 | Average Waiting Time: 6.8 units</text:p>
        </text:list-item>
        <text:list-item>
          <text:p text:style-name="P2"><text:span text:style-name="Strong_20_Emphasis">Question 3:</text:span> Compute the completion time, turnaround time, and waiting time for the given processes in FCFS scheduling: Arrival Time: [0, 1, 3, 5, 7] Burst Time: [4, 2, 6, 3, 5]</text:p>
          <text:p text:style-name="P2"><text:span text:style-name="Strong_20_Emphasis">Answer:</text:span> Completion Time: [4, 6, 12, 15, 20] Turnaround Time: [4, 5, 9, 10, 13] Waiting Time: [0, 3, 6, 5, 8]</text:p>
        </text:list-item>
        <text:list-item>
          <text:p text:style-name="P2"><text:span text:style-name="Strong_20_Emphasis">Question 4:</text:span> Apply FCFS scheduling to the following processes and compute the average turnaround time: Arrival Time: [0, 1, 3, 5, 7] Burst Time: [3, 6, 2, 4, 5]</text:p>
          <text:p text:style-name="P2"><text:span text:style-name="Strong_20_Emphasis">Answer:</text:span> Average Turnaround Time: 10.6 units</text:p>
        </text:list-item>
        <text:list-item>
          <text:p text:style-name="P2"><text:span text:style-name="Strong_20_Emphasis">Question 5:</text:span> Perform FCFS scheduling for the given processes and calculate the average completion time: Arrival Time: [0, 1, 2, 4, 6] Burst Time: [5, 3, 2, 4, 6]</text:p>
          <text:p text:style-name="P2"><text:span text:style-name="Strong_20_Emphasis">Answer:</text:span> Average Completion Time: 11 units</text:p>
        </text:list-item>
        <text:list-item>
          <text:p text:style-name="P2"><text:span text:style-name="Strong_20_Emphasis">Question 6:</text:span> Given the arrival times and burst times, determine the Gantt chart and average waiting time for FCFS scheduling: Arrival Time: [0, 2, 4, 6, 8] Burst Time: [3, 1, 5, 2, 4]</text:p>
          <text:p text:style-name="P2"><text:span text:style-name="Strong_20_Emphasis">Answer:</text:span> Gantt Chart: | P1 | P2 | P3 | P4 | P5 | Average Waiting Time: 3.4 units</text:p>
        </text:list-item>
        <text:list-item>
          <text:p text:style-name="P2"><text:span text:style-name="Strong_20_Emphasis">Question 7:</text:span> Solve the FCFS scheduling problem for the following processes and calculate the average turnaround time: Arrival Time: [0, 1, 3, 4, 6] Burst Time: [2, 5, 3, 4, 1]</text:p>
          <text:p text:style-name="P2"><text:span text:style-name="Strong_20_Emphasis">Answer:</text:span> Average Turnaround Time: 8.4 units</text:p>
        </text:list-item>
        <text:list-item>
          <text:p text:style-name="P2"><text:span text:style-name="Strong_20_Emphasis">Question 8:</text:span> Compute the completion time, turnaround time, and waiting time for the given processes in FCFS scheduling: Arrival Time: [0, 1, 2, 4, 6] Burst Time: [4, 2, 5, 3, 6]</text:p>
          <text:p text:style-name="P2"><text:span text:style-name="Strong_20_Emphasis">Answer:</text:span> Completion Time: [4, 6, 11, 14, 20] Turnaround Time: [4, 5, 9, 10, 14] Waiting Time: [0, 3, 6, 6, 8]</text:p>
        </text:list-item>
        <text:list-item>
          <text:p text:style-name="P2"><text:span text:style-name="Strong_20_Emphasis">Question 9:</text:span> Apply FCFS scheduling to the following processes and compute the average completion time: Arrival Time: [0, 2, 3, 5, 7] Burst Time: [3, 4, 2, 5, 1]</text:p>
          <text:p text:style-name="P2"><text:span text:style-name="Strong_20_Emphasis">Answer:</text:span> Average Completion Time: 10 units</text:p>
        </text:list-item>
        <text:list-item>
          <text:p text:style-name="P2"><text:span text:style-name="Strong_20_Emphasis">Question 10:</text:span> Perform FCFS scheduling for the given processes and calculate the average waiting time: Arrival Time: [0, 1, 2, 3, 5] Burst Time: [4, 3, 5, 2, 6]</text:p>
          <text:p text:style-name="P2"><text:span text:style-name="Strong_20_Emphasis">Answer:</text:span> Average Waiting Time: 6.4 units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ext_20_body">Certainly! Here are 10 questions on Shortest Job First (SJF) scheduling with answers, including Gantt charts:</text:p>
      <text:list xml:id="list3730698537" text:style-name="L2">
        <text:list-item>
          <text:p text:style-name="P3"><text:span text:style-name="Strong_20_Emphasis">Question 1:</text:span> Given the arrival times and burst times of processes, perform SJF scheduling and calculate the average waiting time. Arrival Time: [0, 1, 2, 3, 4] Burst Time: [4, 2, 6, 1, 3]</text:p>
          <text:p text:style-name="P3"><text:span text:style-name="Strong_20_Emphasis">Answer:</text:span> Gantt Chart: | P4 | P2 | P5 | P1 | P3 | Average Waiting Time: 3.6 units</text:p>
        </text:list-item>
        <text:list-item>
          <text:p text:style-name="P3"><text:span text:style-name="Strong_20_Emphasis">Question 2:</text:span> Solve the SJF scheduling problem with the following arrival times and burst times: Arrival Time: [0, 2, 4, 6, 8] Burst Time: [3, 5, 1, 4, 2]</text:p>
          <text:p text:style-name="P3"><text:span text:style-name="Strong_20_Emphasis">Answer:</text:span> Gantt Chart: | P3 | P1 | P5 | P4 | P2 | Average Waiting Time: 2.2 units</text:p>
        </text:list-item>
        <text:list-item>
          <text:p text:style-name="P3"><text:span text:style-name="Strong_20_Emphasis">Question 3:</text:span> Compute the completion time, turnaround time, and waiting time for the given processes in SJF scheduling: Arrival Time: [0, 1, 3, 5, 7] Burst Time: [4, 2, 6, 3, 5]</text:p>
          <text:p text:style-name="P3"><text:span text:style-name="Strong_20_Emphasis">Answer:</text:span> Gantt Chart: | P2 | P4 | P1 | P5 | P3 | Average Waiting Time: 3.6 units</text:p>
        </text:list-item>
        <text:list-item>
          <text:p text:style-name="P3"><text:span text:style-name="Strong_20_Emphasis">Question 4:</text:span> Apply SJF scheduling to the following processes and compute the average turnaround time: Arrival Time: [0, 1, 3, 5, 7] Burst Time: [3, 6, 2, 4, 5]</text:p>
          <text:p text:style-name="P3"><text:span text:style-name="Strong_20_Emphasis">Answer:</text:span> Gantt Chart: | P3 | P1 | P4 | P5 | P2 | Average Turnaround Time: 10 units</text:p>
        </text:list-item>
        <text:list-item>
          <text:p text:style-name="P3"><text:span text:style-name="Strong_20_Emphasis">Question 5:</text:span> Perform SJF scheduling for the given processes and calculate the average completion time: Arrival Time: [0, 1, 2, 4, 6] Burst Time: [5, 3, 2, 4, 6]</text:p>
          <text:p text:style-name="P3"><text:span text:style-name="Strong_20_Emphasis">Answer:</text:span> Gantt Chart: | P3 | P4 | P2 | P1 | P5 | Average Completion Time: 10.6 units</text:p>
        </text:list-item>
        <text:list-item>
          <text:p text:style-name="P3"><text:span text:style-name="Strong_20_Emphasis">Question 6:</text:span> Given the arrival times and burst times, determine the Gantt chart and average waiting time for SJF scheduling: Arrival Time: [0, 2, 4, 6, 8] Burst Time: [3, 1, 5, 2, 4]</text:p>
          <text:p text:style-name="P3"><text:span text:style-name="Strong_20_Emphasis">Answer:</text:span> Gantt Chart: | P2 | P4 | P1 | P5 | P3 | Average Waiting Time: 2.2 units</text:p>
        </text:list-item>
        <text:list-item>
          <text:p text:style-name="P3"><text:span text:style-name="Strong_20_Emphasis">Question 7:</text:span> Solve the SJF scheduling problem for the following processes and calculate the average turnaround time: Arrival Time: [0, 1, 3, 4, 6] Burst Time: [2, 5, 3, 4, 1]</text:p>
          <text:p text:style-name="P3"><text:span text:style-name="Strong_20_Emphasis">Answer:</text:span> Gantt Chart: | P5 | P1 | P3 | P4 | P2 | Average Turnaround Time: 7.2 units</text:p>
        </text:list-item>
        <text:list-item>
          <text:p text:style-name="P3"><text:span text:style-name="Strong_20_Emphasis">Question 8:</text:span> Compute the completion time, turnaround time, and waiting time for the given processes in SJF scheduling: Arrival Time: [0, 1, 2, 4, 6] Burst Time: [4, 2, 5, 3, 6]</text:p>
          <text:p text:style-name="P3"><text:span text:style-name="Strong_20_Emphasis">Answer:</text:span> Gantt Chart: | P2 | P1 | P4 | P3 | P5 | Average Waiting Time: 3.6 units</text:p>
        </text:list-item>
        <text:list-item>
          <text:p text:style-name="P3"><text:span text:style-name="Strong_20_Emphasis">Question 9:</text:span> Apply SJF scheduling to the following processes and compute the average completion time: Arrival Time: [0, 2, 3, 5, 7] Burst Time: [3, 4, 2, 5, 1]</text:p>
          <text:p text:style-name="P3"><text:span text:style-name="Strong_20_Emphasis">Answer:</text:span> Gantt Chart: | P5 | P3 | P1 | P2 | P4 | Average Completion Time: 8 units</text:p>
        </text:list-item>
        <text:list-item>
          <text:p text:style-name="P3"><text:span text:style-name="Strong_20_Emphasis">Question 10:</text:span> Perform SJF scheduling for the given processes and calculate the average waiting time: Arrival Time: [0, 1, 2, 3, 5] Burst Time: [4, 3, 5, 2, 6]</text:p>
          <text:p text:style-name="P3"><text:span text:style-name="Strong_20_Emphasis">Answer:</text:span> Gantt Chart: | P4 | P2 | P1 | P3 | P5 | Average Waiting Time: 5.2 units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ext_20_body">Certainly! Here are 10 questions on Shortest Remaining Time First (SRTF) scheduling with answers, including Gantt charts:</text:p>
      <text:list xml:id="list3055727279" text:style-name="L3">
        <text:list-item>
          <text:p text:style-name="P4"><text:span text:style-name="Strong_20_Emphasis">Question 1:</text:span> Given the arrival times and burst times of processes, perform SRTF scheduling and calculate the average waiting time. Arrival Time: [0, 1, 2, 3, 4] Burst Time: [4, 2, 6, 1, 3]</text:p>
          <text:p text:style-name="P4"><text:span text:style-name="Strong_20_Emphasis">Answer:</text:span> Gantt Chart: | P1 | P2 | P4 | P5 | P3 | Average Waiting Time: 2.2 units</text:p>
        </text:list-item>
        <text:list-item>
          <text:p text:style-name="P4"><text:span text:style-name="Strong_20_Emphasis">Question 2:</text:span> Solve the SRTF scheduling problem with the following arrival times and burst times: Arrival Time: [0, 2, 4, 6, 8] Burst Time: [3, 5, 1, 4, 2]</text:p>
          <text:p text:style-name="P4"><text:span text:style-name="Strong_20_Emphasis">Answer:</text:span> Gantt Chart: | P3 | P5 | P1 | P4 | P2 | Average Waiting Time: 1.6 units</text:p>
        </text:list-item>
        <text:list-item>
          <text:p text:style-name="P4"><text:span text:style-name="Strong_20_Emphasis">Question 3:</text:span> Compute the completion time, turnaround time, and waiting time for the given processes in SRTF scheduling: Arrival Time: [0, 1, 3, 5, 7] Burst Time: [4, 2, 6, 3, 5]</text:p>
          <text:p text:style-name="P4"><text:span text:style-name="Strong_20_Emphasis">Answer:</text:span> Gantt Chart: | P2 | P4 | P1 | P5 | P3 | Average Waiting Time: 1.8 units</text:p>
        </text:list-item>
        <text:list-item>
          <text:p text:style-name="P4"><text:span text:style-name="Strong_20_Emphasis">Question 4:</text:span> Apply SRTF scheduling to the following processes and compute the average turnaround time: Arrival Time: [0, 1, 3, 5, 7] Burst Time: [3, 6, 2, 4, 5]</text:p>
          <text:p text:style-name="P4"><text:span text:style-name="Strong_20_Emphasis">Answer:</text:span> Gantt Chart: | P3 | P1 | P5 | P2 | P4 | Average Turnaround Time: 10 units</text:p>
        </text:list-item>
        <text:list-item>
          <text:p text:style-name="P4"><text:span text:style-name="Strong_20_Emphasis">Question 5:</text:span> Perform SRTF scheduling for the given processes and calculate the average completion time: Arrival Time: [0, 1, 2, 4, 6] Burst Time: [5, 3, 2, 4, 6]</text:p>
          <text:p text:style-name="P4"><text:span text:style-name="Strong_20_Emphasis">Answer:</text:span> Gantt Chart: | P3 | P4 | P5 | P2 | P1 | Average Completion Time: 12 units</text:p>
        </text:list-item>
        <text:list-item>
          <text:p text:style-name="P4"><text:span text:style-name="Strong_20_Emphasis">Question 6:</text:span> Given the arrival times and burst times, determine the Gantt chart and average waiting time for SRTF scheduling: Arrival Time: [0, 2, 4, 6, 8] Burst Time: [3, 1, 5, 2, 4]</text:p>
          <text:p text:style-name="P4"><text:span text:style-name="Strong_20_Emphasis">Answer:</text:span> Gantt Chart: | P2 | P4 | P5 | P1 | P3 | Average Waiting Time: 0.6 units</text:p>
        </text:list-item>
        <text:list-item>
          <text:p text:style-name="P4"><text:span text:style-name="Strong_20_Emphasis">Question 7:</text:span> Solve the SRTF scheduling problem for the following processes and calculate the average turnaround time: Arrival Time: [0, 1, 3, 4, 6] Burst Time: [2, 5, 3, 4, 1]</text:p>
          <text:p text:style-name="P4"><text:span text:style-name="Strong_20_Emphasis">Answer:</text:span> Gantt Chart: | P5 | P1 | P3 | P4 | P2 | Average Turnaround Time: 6.6 units</text:p>
        </text:list-item>
        <text:list-item>
          <text:p text:style-name="P4"><text:span text:style-name="Strong_20_Emphasis">Question 8:</text:span> Compute the completion time, turnaround time, and waiting time for the given processes in SRTF scheduling: Arrival Time: [0, 1, 2, 4, 6] Burst Time: [4, 2, 5, 3, 6]</text:p>
          <text:p text:style-name="P4"><text:span text:style-name="Strong_20_Emphasis">Answer:</text:span> Gantt Chart: | P2 | P1 | P4 | P3 | P5 | Average Waiting Time: 2.2 units</text:p>
        </text:list-item>
        <text:list-item>
          <text:p text:style-name="P4"><text:span text:style-name="Strong_20_Emphasis">Question 9:</text:span> Apply SRTF scheduling to the following processes and compute the average completion time: Arrival Time: [0, 2, 3, 5, 7] Burst Time: [3, 4, 2, 5, 1]</text:p>
          <text:p text:style-name="P4"><text:span text:style-name="Strong_20_Emphasis">Answer:</text:span> Gantt Chart: | P5 | P3 | P1 | P2 | P4 | Average Completion Time: 8 units</text:p>
        </text:list-item>
        <text:list-item>
          <text:p text:style-name="P4"><text:span text:style-name="Strong_20_Emphasis">Question 10:</text:span> Perform SRTF scheduling for the given processes and calculate the average waiting time: Arrival Time: [0, 1, 2, 3, 5] Burst Time: [4, 3, 5, 2, 6]</text:p>
          <text:p text:style-name="P4"><text:span text:style-name="Strong_20_Emphasis">Answer:</text:span> Gantt Chart: | P4 | P2 | P5 | P3 | P1 | Average Waiting Time: 2.8 units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ext_20_body">Sure! Here are 10 questions on Non-Preemptive Priority Scheduling with answers:</text:p>
      <text:list xml:id="list2907478642" text:style-name="L4">
        <text:list-item>
          <text:p text:style-name="P5"><text:span text:style-name="Strong_20_Emphasis">Question 1:</text:span> Given the arrival times, burst times, and priorities of processes, perform Non-Preemptive Priority Scheduling and calculate the average waiting time. Arrival Time: [0, 1, 2, 3, 4] Burst Time: [4, 2, 6, 1, 3] Priority: [3, 2, 1, 4, 2]</text:p>
          <text:p text:style-name="P5"><text:span text:style-name="Strong_20_Emphasis">Answer:</text:span> Gantt Chart: | P3 | P1 | P5 | P2 | P4 | Average Waiting Time: 1.8 units</text:p>
        </text:list-item>
        <text:list-item>
          <text:p text:style-name="P5"><text:span text:style-name="Strong_20_Emphasis">Question 2:</text:span> Solve the Non-Preemptive Priority Scheduling problem with the following arrival times, burst times, and priorities: Arrival Time: [0, 2, 4, 6, 8] Burst Time: [3, 5, 1, 4, 2] Priority: [2, 3, 1, 4, 2]</text:p>
          <text:p text:style-name="P5"><text:span text:style-name="Strong_20_Emphasis">Answer:</text:span> Gantt Chart: | P3 | P1 | P5 | P4 | P2 | Average Waiting Time: 2.2 units</text:p>
        </text:list-item>
        <text:list-item>
          <text:p text:style-name="P5"><text:span text:style-name="Strong_20_Emphasis">Question 3:</text:span> Compute the completion time, turnaround time, and waiting time for the given processes in Non-Preemptive Priority Scheduling: Arrival Time: [0, 1, 3, 5, 7] Burst Time: [4, 2, 6, 3, 5] Priority: [3, 2, 1, 4, 2]</text:p>
          <text:p text:style-name="P5"><text:span text:style-name="Strong_20_Emphasis">Answer:</text:span> Gantt Chart: | P3 | P1 | P5 | P2 | P4 | Average Waiting Time: 1.8 units</text:p>
        </text:list-item>
        <text:list-item>
          <text:p text:style-name="P5"><text:span text:style-name="Strong_20_Emphasis">Question 4:</text:span> Apply Non-Preemptive Priority Scheduling to the following processes and compute the average turnaround time: Arrival Time: [0, 1, 3, 5, 7] Burst Time: [3, 6, 2, 4, 5] Priority: [2, 3, 1, 4, 2]</text:p>
          <text:p text:style-name="P5"><text:span text:style-name="Strong_20_Emphasis">Answer:</text:span> Gantt Chart: | P3 | P1 | P5 | P4 | P2 | Average Turnaround Time: 9.8 units</text:p>
        </text:list-item>
        <text:list-item>
          <text:p text:style-name="P5"><text:span text:style-name="Strong_20_Emphasis">Question 5:</text:span> Perform Non-Preemptive Priority Scheduling for the given processes and calculate the average completion time: Arrival Time: [0, 1, 2, 4, 6] Burst Time: [5, 3, 2, 4, 6] Priority: [3, 2, 1, 4, 2]</text:p>
          <text:p text:style-name="P5"><text:span text:style-name="Strong_20_Emphasis">Answer:</text:span> Gantt Chart: | P3 | P2 | P5 | P1 | P4 | Average Completion Time: 11 units</text:p>
        </text:list-item>
        <text:list-item>
          <text:p text:style-name="P5"><text:span text:style-name="Strong_20_Emphasis">Question 6:</text:span> Given the arrival times, burst times, and priorities, determine the Gantt chart and average waiting time for Non-Preemptive Priority Scheduling: Arrival Time: [0, 2, 4, 6, 8] Burst Time: [3, 1, 5, 2, 4] Priority: [2, 3, 1, 4, 2]</text:p>
          <text:p text:style-name="P5"><text:span text:style-name="Strong_20_Emphasis">Answer:</text:span> Gantt Chart: | P3 | P5 | P1 | P4 | P2 | Average Waiting Time: 1.4 units</text:p>
        </text:list-item>
        <text:list-item>
          <text:p text:style-name="P5"><text:span text:style-name="Strong_20_Emphasis">Question 7:</text:span> Solve the Non-Preemptive Priority Scheduling problem for the following processes and calculate the average turnaround time: Arrival Time: [0, 1, 3, 4, 6] Burst Time: [2, 5, 3, 4, 1] Priority: [2, 3, 1, 4, 2]</text:p>
          <text:p text:style-name="P5"><text:span text:style-name="Strong_20_Emphasis">Answer:</text:span> Gantt Chart: | P3 | P1 | P5 | P4 | P2 | Average Turnaround Time: 5.2 units</text:p>
        </text:list-item>
        <text:list-item>
          <text:p text:style-name="P5"><text:span text:style-name="Strong_20_Emphasis">Question 8:</text:span> Compute the completion time, turnaround time, and waiting time for the given processes in Non-Preemptive Priority Scheduling: Arrival Time: [0, 1, 2, 4, 6] Burst Time: [4, 2, 5, 3, 6] Priority: [2, 3, 1, 4, 2]</text:p>
          <text:p text:style-name="P5"><text:span text:style-name="Strong_20_Emphasis">Answer:</text:span> Gantt Chart: | P3 | P2 | P1 | P5 | P4 | Average Waiting Time: 1.8 units</text:p>
        </text:list-item>
        <text:list-item>
          <text:p text:style-name="P5"><text:span text:style-name="Strong_20_Emphasis">Question 9:</text:span> Apply Non-Preemptive Priority Scheduling to the following processes and compute the average completion time: Arrival Time: [0, 2, 3, 5, 7] Burst Time: [3, 4, 2, 5, 1] Priority: [2, 3, 1, 4, 2]</text:p>
          <text:p text:style-name="P5"><text:span text:style-name="Strong_20_Emphasis">Answer:</text:span> Gantt Chart: | P3 | P1 | P5 | P2 | P4 | Average Completion Time: 6 units</text:p>
        </text:list-item>
        <text:list-item>
          <text:p text:style-name="P5"><text:soft-page-break/><text:span text:style-name="Strong_20_Emphasis">Question 10:</text:span> Perform Non-Preemptive Priority Scheduling for the given processes and calculate the average waiting time: Arrival Time: [0, 1, 2, 3, 5] Burst Time: [4, 3, 5, 2, 6] Priority: [2, 3, 1, 4, 2]</text:p>
          <text:p text:style-name="P5"><text:span text:style-name="Strong_20_Emphasis">Answer:</text:span> Gantt Chart: | P3 | P1 | P5 | P2 | P4 | Average Waiting Time: 1.6 units</text:p>
        </text:list-item>
      </text:list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5"><text:span text:style-name="Strong_20_Emphasis">Question 1:</text:span></text:p>
      <text:p text:style-name="Text_20_body">Consider the following set of processes with their attribut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ocess ID</text:p>
            </table:table-cell>
            <table:table-cell table:style-name="Table1.A1" office:value-type="string">
              <text:p text:style-name="Table_20_Heading">Priority</text:p>
            </table:table-cell>
            <table:table-cell table:style-name="Table1.A1" office:value-type="string">
              <text:p text:style-name="Table_20_Heading">Arrival Time</text:p>
            </table:table-cell>
            <table:table-cell table:style-name="Table1.A1" office:value-type="string">
              <text:p text:style-name="Table_20_Heading">Burst Time</text:p>
            </table:table-cell>
          </table:table-row>
        </table:table-header-rows>
        <table:table-row>
          <table:table-cell table:style-name="Table1.A1" office:value-type="string">
            <text:p text:style-name="Table_20_Contents">P1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4</text:p>
          </table:table-cell>
        </table:table-row>
        <table:table-row>
          <table:table-cell table:style-name="Table1.A1" office:value-type="string">
            <text:p text:style-name="Table_20_Contents">P2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3</text:p>
          </table:table-cell>
        </table:table-row>
        <table:table-row>
          <table:table-cell table:style-name="Table1.A1" office:value-type="string">
            <text:p text:style-name="Table_20_Contents">P3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2</text:p>
          </table:table-cell>
        </table:table-row>
        <table:table-row>
          <table:table-cell table:style-name="Table1.A1" office:value-type="string">
            <text:p text:style-name="Table_20_Contents">P4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5</text:p>
          </table:table-cell>
        </table:table-row>
      </table:table>
      <text:p text:style-name="Text_20_body">Assume preemptive priority scheduling. Time quantum is 1 unit. Calculate the average waiting time for each process.</text:p>
      <text:p text:style-name="Text_20_body"><text:span text:style-name="Strong_20_Emphasis">Average Waiting Time:</text:span><text:line-break/>Average Waiting Time=45+0+1+6​=412​=3 units</text:p>
      <text:list xml:id="list3682751081" text:style-name="L6">
        <text:list-item>
          <text:p text:style-name="P6"><text:span text:style-name="Strong_20_Emphasis">Question 2:</text:span></text:p>
        </text:list-item>
      </text:list>
      <text:p text:style-name="Text_20_body">Consider the following set of processes with their attribut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Process ID</text:p>
            </table:table-cell>
            <table:table-cell table:style-name="Table2.A1" office:value-type="string">
              <text:p text:style-name="Table_20_Heading">Priority</text:p>
            </table:table-cell>
            <table:table-cell table:style-name="Table2.A1" office:value-type="string">
              <text:p text:style-name="Table_20_Heading">Arrival Time</text:p>
            </table:table-cell>
            <table:table-cell table:style-name="Table2.A1" office:value-type="string">
              <text:p text:style-name="Table_20_Heading">Burst Time</text:p>
            </table:table-cell>
          </table:table-row>
        </table:table-header-rows>
        <table:table-row>
          <table:table-cell table:style-name="Table2.A1" office:value-type="string">
            <text:p text:style-name="Table_20_Contents">P1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5</text:p>
          </table:table-cell>
        </table:table-row>
        <table:table-row>
          <table:table-cell table:style-name="Table2.A1" office:value-type="string">
            <text:p text:style-name="Table_20_Contents">P2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P3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P4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</table:table>
      <text:p text:style-name="Text_20_body">Assume preemptive priority scheduling. Time quantum is 1 unit. Calculate the average waiting time for each process.</text:p>
      <text:list xml:id="list4184982240" text:style-name="L7">
        <text:list-item>
          <text:p text:style-name="P7"><text:span text:style-name="Strong_20_Emphasis">Question 3:</text:span></text:p>
        </text:list-item>
      </text:list>
      <text:p text:style-name="Text_20_body">Consider the following set of processes with their attribute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Process ID</text:p>
            </table:table-cell>
            <table:table-cell table:style-name="Table3.A1" office:value-type="string">
              <text:p text:style-name="Table_20_Heading">Priority</text:p>
            </table:table-cell>
            <table:table-cell table:style-name="Table3.A1" office:value-type="string">
              <text:p text:style-name="Table_20_Heading">Arrival Time</text:p>
            </table:table-cell>
            <table:table-cell table:style-name="Table3.A1" office:value-type="string">
              <text:p text:style-name="Table_20_Heading">Burst Time</text:p>
            </table:table-cell>
          </table:table-row>
        </table:table-header-rows>
        <table:table-row>
          <table:table-cell table:style-name="Table3.A1" office:value-type="string">
            <text:p text:style-name="Table_20_Contents">P1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P2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P3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3</text:p>
          </table:table-cell>
        </table:table-row>
        <table:table-row>
          <table:table-cell table:style-name="Table3.A1" office:value-type="string">
            <text:p text:style-name="Table_20_Contents">P4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5</text:p>
          </table:table-cell>
        </table:table-row>
        <table:table-row>
          <table:table-cell table:style-name="Table3.A1" office:value-type="string">
            <text:p text:style-name="Table_20_Contents">P5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2</text:p>
          </table:table-cell>
        </table:table-row>
      </table:table>
      <text:p text:style-name="Text_20_body">Assume preemptive priority scheduling. Time quantum is 1 unit. Calculate the average waiting time for each process.</text:p>
      <text:list xml:id="list2797297308" text:style-name="L8">
        <text:list-item>
          <text:p text:style-name="P8"><text:span text:style-name="Strong_20_Emphasis">Question 4:</text:span></text:p>
        </text:list-item>
      </text:list>
      <text:p text:style-name="Text_20_body">Consider the following set of processes with their attribute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Process ID</text:p>
            </table:table-cell>
            <table:table-cell table:style-name="Table4.A1" office:value-type="string">
              <text:p text:style-name="Table_20_Heading">Priority</text:p>
            </table:table-cell>
            <table:table-cell table:style-name="Table4.A1" office:value-type="string">
              <text:p text:style-name="Table_20_Heading">Arrival Time</text:p>
            </table:table-cell>
            <table:table-cell table:style-name="Table4.A1" office:value-type="string">
              <text:p text:style-name="Table_20_Heading">Burst Time</text:p>
            </table:table-cell>
          </table:table-row>
        </table:table-header-rows>
        <table:table-row>
          <table:table-cell table:style-name="Table4.A1" office:value-type="string">
            <text:p text:style-name="Table_20_Contents">P1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3</text:p>
          </table:table-cell>
        </table:table-row>
        <table:table-row>
          <table:table-cell table:style-name="Table4.A1" office:value-type="string">
            <text:p text:style-name="Table_20_Contents">P2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4</text:p>
          </table:table-cell>
        </table:table-row>
        <table:table-row>
          <table:table-cell table:style-name="Table4.A1" office:value-type="string">
            <text:p text:style-name="Table_20_Contents">P3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2</text:p>
          </table:table-cell>
        </table:table-row>
        <table:table-row>
          <table:table-cell table:style-name="Table4.A1" office:value-type="string">
            <text:p text:style-name="Table_20_Contents">P4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5</text:p>
          </table:table-cell>
        </table:table-row>
        <text:soft-page-break/>
        <table:table-row>
          <table:table-cell table:style-name="Table4.A1" office:value-type="string">
            <text:p text:style-name="Table_20_Contents">P5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3</text:p>
          </table:table-cell>
        </table:table-row>
      </table:table>
      <text:p text:style-name="Text_20_body">Assume preemptive priority scheduling. Time quantum is 1 unit. Calculate the average waiting time for each process.</text:p>
      <text:list xml:id="list3327874460" text:style-name="L9">
        <text:list-item>
          <text:p text:style-name="P9"><text:span text:style-name="Strong_20_Emphasis">Question 5:</text:span></text:p>
        </text:list-item>
      </text:list>
      <text:p text:style-name="Text_20_body">Consider the following set of processes with their attribute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Process ID</text:p>
            </table:table-cell>
            <table:table-cell table:style-name="Table5.A1" office:value-type="string">
              <text:p text:style-name="Table_20_Heading">Priority</text:p>
            </table:table-cell>
            <table:table-cell table:style-name="Table5.A1" office:value-type="string">
              <text:p text:style-name="Table_20_Heading">Arrival Time</text:p>
            </table:table-cell>
            <table:table-cell table:style-name="Table5.A1" office:value-type="string">
              <text:p text:style-name="Table_20_Heading">Burst Time</text:p>
            </table:table-cell>
          </table:table-row>
        </table:table-header-rows>
        <table:table-row>
          <table:table-cell table:style-name="Table5.A1" office:value-type="string">
            <text:p text:style-name="Table_20_Contents">P1</text:p>
          </table:table-cell>
          <table:table-cell table:style-name="Table5.A1" office:value-type="string">
            <text:p text:style-name="Table_20_Contents">3</text:p>
          </table:table-cell>
          <table:table-cell table:style-name="Table5.A1" office:value-type="string">
            <text:p text:style-name="Table_20_Contents">0</text:p>
          </table:table-cell>
          <table:table-cell table:style-name="Table5.A1" office:value-type="string">
            <text:p text:style-name="Table_20_Contents">5</text:p>
          </table:table-cell>
        </table:table-row>
        <table:table-row>
          <table:table-cell table:style-name="Table5.A1" office:value-type="string">
            <text:p text:style-name="Table_20_Contents">P2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3</text:p>
          </table:table-cell>
        </table:table-row>
        <table:table-row>
          <table:table-cell table:style-name="Table5.A1" office:value-type="string">
            <text:p text:style-name="Table_20_Contents">P3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4</text:p>
          </table:table-cell>
        </table:table-row>
        <table:table-row>
          <table:table-cell table:style-name="Table5.A1" office:value-type="string">
            <text:p text:style-name="Table_20_Contents">P4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3</text:p>
          </table:table-cell>
          <table:table-cell table:style-name="Table5.A1" office:value-type="string">
            <text:p text:style-name="Table_20_Contents">2</text:p>
          </table:table-cell>
        </table:table-row>
        <table:table-row>
          <table:table-cell table:style-name="Table5.A1" office:value-type="string">
            <text:p text:style-name="Table_20_Contents">P5</text:p>
          </table:table-cell>
          <table:table-cell table:style-name="Table5.A1" office:value-type="string">
            <text:p text:style-name="Table_20_Contents">3</text:p>
          </table:table-cell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5</text:p>
          </table:table-cell>
        </table:table-row>
      </table:table>
      <text:p text:style-name="Text_20_body">Assume preemptive priority scheduling. Time quantum is 1 unit. Calculate the average waiting time for each process.</text:p>
      <text:list xml:id="list439287517" text:style-name="L10">
        <text:list-item>
          <text:p text:style-name="P10"><text:span text:style-name="Strong_20_Emphasis">Question 6:</text:span></text:p>
        </text:list-item>
      </text:list>
      <text:p text:style-name="Text_20_body">Consider the following set of processes with their attribute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Process ID</text:p>
            </table:table-cell>
            <table:table-cell table:style-name="Table6.A1" office:value-type="string">
              <text:p text:style-name="Table_20_Heading">Priority</text:p>
            </table:table-cell>
            <table:table-cell table:style-name="Table6.A1" office:value-type="string">
              <text:p text:style-name="Table_20_Heading">Arrival Time</text:p>
            </table:table-cell>
            <table:table-cell table:style-name="Table6.A1" office:value-type="string">
              <text:p text:style-name="Table_20_Heading">Burst Time</text:p>
            </table:table-cell>
          </table:table-row>
        </table:table-header-rows>
        <table:table-row>
          <table:table-cell table:style-name="Table6.A1" office:value-type="string">
            <text:p text:style-name="Table_20_Contents">P1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0</text:p>
          </table:table-cell>
          <table:table-cell table:style-name="Table6.A1" office:value-type="string">
            <text:p text:style-name="Table_20_Contents">3</text:p>
          </table:table-cell>
        </table:table-row>
        <table:table-row>
          <table:table-cell table:style-name="Table6.A1" office:value-type="string">
            <text:p text:style-name="Table_20_Contents">P2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</table:table-row>
        <table:table-row>
          <table:table-cell table:style-name="Table6.A1" office:value-type="string">
            <text:p text:style-name="Table_20_Contents">P3</text:p>
          </table:table-cell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4</text:p>
          </table:table-cell>
        </table:table-row>
        <table:table-row>
          <table:table-cell table:style-name="Table6.A1" office:value-type="string">
            <text:p text:style-name="Table_20_Contents">P4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5</text:p>
          </table:table-cell>
        </table:table-row>
        <table:table-row>
          <table:table-cell table:style-name="Table6.A1" office:value-type="string">
            <text:p text:style-name="Table_20_Contents">P5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4</text:p>
          </table:table-cell>
          <table:table-cell table:style-name="Table6.A1" office:value-type="string">
            <text:p text:style-name="Table_20_Contents">3</text:p>
          </table:table-cell>
        </table:table-row>
      </table:table>
      <text:p text:style-name="Text_20_body">Assume preemptive priority scheduling. Time quantum is 1 unit. Calculate the average waiting time for each process.</text:p>
      <text:list xml:id="list1252980513" text:style-name="L11">
        <text:list-item>
          <text:p text:style-name="P11"><text:span text:style-name="Strong_20_Emphasis">Question 7:</text:span></text:p>
        </text:list-item>
      </text:list>
      <text:p text:style-name="Text_20_body">Consider the following set of processes with their attribute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Process ID</text:p>
            </table:table-cell>
            <table:table-cell table:style-name="Table7.A1" office:value-type="string">
              <text:p text:style-name="Table_20_Heading">Priority</text:p>
            </table:table-cell>
            <table:table-cell table:style-name="Table7.A1" office:value-type="string">
              <text:p text:style-name="Table_20_Heading">Arrival Time</text:p>
            </table:table-cell>
            <table:table-cell table:style-name="Table7.A1" office:value-type="string">
              <text:p text:style-name="Table_20_Heading">Burst Time</text:p>
            </table:table-cell>
          </table:table-row>
        </table:table-header-rows>
        <table:table-row>
          <table:table-cell table:style-name="Table7.A1" office:value-type="string">
            <text:p text:style-name="Table_20_Contents">P1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0</text:p>
          </table:table-cell>
          <table:table-cell table:style-name="Table7.A1" office:value-type="string">
            <text:p text:style-name="Table_20_Contents">4</text:p>
          </table:table-cell>
        </table:table-row>
        <table:table-row>
          <table:table-cell table:style-name="Table7.A1" office:value-type="string">
            <text:p text:style-name="Table_20_Contents">P2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3</text:p>
          </table:table-cell>
        </table:table-row>
        <table:table-row>
          <table:table-cell table:style-name="Table7.A1" office:value-type="string">
            <text:p text:style-name="Table_20_Contents">P3</text:p>
          </table:table-cell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2</text:p>
          </table:table-cell>
        </table:table-row>
        <table:table-row>
          <table:table-cell table:style-name="Table7.A1" office:value-type="string">
            <text:p text:style-name="Table_20_Contents">P4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P5</text:p>
          </table:table-cell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3</text:p>
          </table:table-cell>
        </table:table-row>
      </table:table>
      <text:p text:style-name="Text_20_body">Assume preemptive priority scheduling. Time quantum is 1 unit. Calculate the average waiting time for each process.</text:p>
      <text:list xml:id="list2964226138" text:style-name="L12">
        <text:list-item>
          <text:p text:style-name="P12"><text:span text:style-name="Strong_20_Emphasis">Question 8:</text:span></text:p>
        </text:list-item>
      </text:list>
      <text:p text:style-name="Text_20_body">Consider the following set of processes with their attribute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Process ID</text:p>
            </table:table-cell>
            <table:table-cell table:style-name="Table8.A1" office:value-type="string">
              <text:p text:style-name="Table_20_Heading">Priority</text:p>
            </table:table-cell>
            <table:table-cell table:style-name="Table8.A1" office:value-type="string">
              <text:p text:style-name="Table_20_Heading">Arrival Time</text:p>
            </table:table-cell>
            <table:table-cell table:style-name="Table8.A1" office:value-type="string">
              <text:p text:style-name="Table_20_Heading">Burst Time</text:p>
            </table:table-cell>
          </table:table-row>
        </table:table-header-rows>
        <table:table-row>
          <table:table-cell table:style-name="Table8.A1" office:value-type="string">
            <text:p text:style-name="Table_20_Contents">P1</text:p>
          </table:table-cell>
          <table:table-cell table:style-name="Table8.A1" office:value-type="string">
            <text:p text:style-name="Table_20_Contents">2</text:p>
          </table:table-cell>
          <table:table-cell table:style-name="Table8.A1" office:value-type="string">
            <text:p text:style-name="Table_20_Contents">0</text:p>
          </table:table-cell>
          <table:table-cell table:style-name="Table8.A1" office:value-type="string">
            <text:p text:style-name="Table_20_Contents">2</text:p>
          </table:table-cell>
        </table:table-row>
        <table:table-row>
          <table:table-cell table:style-name="Table8.A1" office:value-type="string">
            <text:p text:style-name="Table_20_Contents">P2</text:p>
          </table:table-cell>
          <table:table-cell table:style-name="Table8.A1" office:value-type="string">
            <text:p text:style-name="Table_20_Contents">3</text:p>
          </table:table-cell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4</text:p>
          </table:table-cell>
        </table:table-row>
        <text:soft-page-break/>
        <table:table-row>
          <table:table-cell table:style-name="Table8.A1" office:value-type="string">
            <text:p text:style-name="Table_20_Contents">P3</text:p>
          </table:table-cell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2</text:p>
          </table:table-cell>
          <table:table-cell table:style-name="Table8.A1" office:value-type="string">
            <text:p text:style-name="Table_20_Contents">3</text:p>
          </table:table-cell>
        </table:table-row>
        <table:table-row>
          <table:table-cell table:style-name="Table8.A1" office:value-type="string">
            <text:p text:style-name="Table_20_Contents">P4</text:p>
          </table:table-cell>
          <table:table-cell table:style-name="Table8.A1" office:value-type="string">
            <text:p text:style-name="Table_20_Contents">2</text:p>
          </table:table-cell>
          <table:table-cell table:style-name="Table8.A1" office:value-type="string">
            <text:p text:style-name="Table_20_Contents">3</text:p>
          </table:table-cell>
          <table:table-cell table:style-name="Table8.A1" office:value-type="string">
            <text:p text:style-name="Table_20_Contents">2</text:p>
          </table:table-cell>
        </table:table-row>
        <table:table-row>
          <table:table-cell table:style-name="Table8.A1" office:value-type="string">
            <text:p text:style-name="Table_20_Contents">P5</text:p>
          </table:table-cell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4</text:p>
          </table:table-cell>
          <table:table-cell table:style-name="Table8.A1" office:value-type="string">
            <text:p text:style-name="Table_20_Contents">5</text:p>
          </table:table-cell>
        </table:table-row>
      </table:table>
      <text:p text:style-name="Text_20_body">Assume preemptive priority scheduling. Time quantum is 1 unit. Calculate the average waiting time for each process.</text:p>
      <text:list xml:id="list2675271345" text:style-name="L13">
        <text:list-item>
          <text:p text:style-name="P13"><text:span text:style-name="Strong_20_Emphasis">Question 9:</text:span></text:p>
        </text:list-item>
      </text:list>
      <text:p text:style-name="Text_20_body">Consider the following set of processes with their attribute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Process ID</text:p>
            </table:table-cell>
            <table:table-cell table:style-name="Table9.A1" office:value-type="string">
              <text:p text:style-name="Table_20_Heading">Priority</text:p>
            </table:table-cell>
            <table:table-cell table:style-name="Table9.A1" office:value-type="string">
              <text:p text:style-name="Table_20_Heading">Arrival Time</text:p>
            </table:table-cell>
            <table:table-cell table:style-name="Table9.A1" office:value-type="string">
              <text:p text:style-name="Table_20_Heading">Burst Time</text:p>
            </table:table-cell>
          </table:table-row>
        </table:table-header-rows>
        <table:table-row>
          <table:table-cell table:style-name="Table9.A1" office:value-type="string">
            <text:p text:style-name="Table_20_Contents">P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0</text:p>
          </table:table-cell>
          <table:table-cell table:style-name="Table9.A1" office:value-type="string">
            <text:p text:style-name="Table_20_Contents">5</text:p>
          </table:table-cell>
        </table:table-row>
        <table:table-row>
          <table:table-cell table:style-name="Table9.A1" office:value-type="string">
            <text:p text:style-name="Table_20_Contents">P2</text:p>
          </table:table-cell>
          <table:table-cell table:style-name="Table9.A1" office:value-type="string">
            <text:p text:style-name="Table_20_Contents">2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3</text:p>
          </table:table-cell>
        </table:table-row>
        <table:table-row>
          <table:table-cell table:style-name="Table9.A1" office:value-type="string">
            <text:p text:style-name="Table_20_Contents">P3</text:p>
          </table:table-cell>
          <table:table-cell table:style-name="Table9.A1" office:value-type="string">
            <text:p text:style-name="Table_20_Contents">3</text:p>
          </table:table-cell>
          <table:table-cell table:style-name="Table9.A1" office:value-type="string">
            <text:p text:style-name="Table_20_Contents">2</text:p>
          </table:table-cell>
          <table:table-cell table:style-name="Table9.A1" office:value-type="string">
            <text:p text:style-name="Table_20_Contents">4</text:p>
          </table:table-cell>
        </table:table-row>
        <table:table-row>
          <table:table-cell table:style-name="Table9.A1" office:value-type="string">
            <text:p text:style-name="Table_20_Contents">P4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3</text:p>
          </table:table-cell>
          <table:table-cell table:style-name="Table9.A1" office:value-type="string">
            <text:p text:style-name="Table_20_Contents">2</text:p>
          </table:table-cell>
        </table:table-row>
        <table:table-row>
          <table:table-cell table:style-name="Table9.A1" office:value-type="string">
            <text:p text:style-name="Table_20_Contents">P5</text:p>
          </table:table-cell>
          <table:table-cell table:style-name="Table9.A1" office:value-type="string">
            <text:p text:style-name="Table_20_Contents">2</text:p>
          </table:table-cell>
          <table:table-cell table:style-name="Table9.A1" office:value-type="string">
            <text:p text:style-name="Table_20_Contents">4</text:p>
          </table:table-cell>
          <table:table-cell table:style-name="Table9.A1" office:value-type="string">
            <text:p text:style-name="Table_20_Contents">5</text:p>
          </table:table-cell>
        </table:table-row>
      </table:table>
      <text:p text:style-name="Text_20_body">Assume preemptive priority scheduling. Time quantum is 1 unit. Calculate the average waiting time for each process.</text:p>
      <text:list xml:id="list1341025169" text:style-name="L14">
        <text:list-item>
          <text:p text:style-name="P14"><text:span text:style-name="Strong_20_Emphasis">Question 10:</text:span></text:p>
        </text:list-item>
      </text:list>
      <text:p text:style-name="Text_20_body">Consider the following set of processes with their attribute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Table_20_Heading">Process ID</text:p>
            </table:table-cell>
            <table:table-cell table:style-name="Table10.A1" office:value-type="string">
              <text:p text:style-name="Table_20_Heading">Priority</text:p>
            </table:table-cell>
            <table:table-cell table:style-name="Table10.A1" office:value-type="string">
              <text:p text:style-name="Table_20_Heading">Arrival Time</text:p>
            </table:table-cell>
            <table:table-cell table:style-name="Table10.A1" office:value-type="string">
              <text:p text:style-name="Table_20_Heading">Burst Time</text:p>
            </table:table-cell>
          </table:table-row>
        </table:table-header-rows>
        <table:table-row>
          <table:table-cell table:style-name="Table10.A1" office:value-type="string">
            <text:p text:style-name="Table_20_Contents">P1</text:p>
          </table:table-cell>
          <table:table-cell table:style-name="Table10.A1" office:value-type="string">
            <text:p text:style-name="Table_20_Contents">3</text:p>
          </table:table-cell>
          <table:table-cell table:style-name="Table10.A1" office:value-type="string">
            <text:p text:style-name="Table_20_Contents">0</text:p>
          </table:table-cell>
          <table:table-cell table:style-name="Table10.A1" office:value-type="string">
            <text:p text:style-name="Table_20_Contents">3</text:p>
          </table:table-cell>
        </table:table-row>
        <table:table-row>
          <table:table-cell table:style-name="Table10.A1" office:value-type="string">
            <text:p text:style-name="Table_20_Contents">P2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4</text:p>
          </table:table-cell>
        </table:table-row>
        <table:table-row>
          <table:table-cell table:style-name="Table10.A1" office:value-type="string">
            <text:p text:style-name="Table_20_Contents">P3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2</text:p>
          </table:table-cell>
        </table:table-row>
        <table:table-row>
          <table:table-cell table:style-name="Table10.A1" office:value-type="string">
            <text:p text:style-name="Table_20_Contents">P4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3</text:p>
          </table:table-cell>
          <table:table-cell table:style-name="Table10.A1" office:value-type="string">
            <text:p text:style-name="Table_20_Contents">5</text:p>
          </table:table-cell>
        </table:table-row>
        <table:table-row>
          <table:table-cell table:style-name="Table10.A1" office:value-type="string">
            <text:p text:style-name="Table_20_Contents">P5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4</text:p>
          </table:table-cell>
          <table:table-cell table:style-name="Table10.A1" office:value-type="string">
            <text:p text:style-name="Table_20_Contents">3</text:p>
          </table:table-cell>
        </table:table-row>
      </table:table>
      <text:p text:style-name="Text_20_body">Assume preemptive priority scheduling. Time quantum is 1 unit. Calculate the average waiting time for each proces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4:07:54.654967581</meta:creation-date>
    <dc:date>2024-04-14T23:26:03.898116308</dc:date>
    <meta:editing-duration>PT3H4M46S</meta:editing-duration>
    <meta:editing-cycles>1</meta:editing-cycles>
    <meta:document-statistic meta:table-count="10" meta:image-count="0" meta:object-count="0" meta:page-count="8" meta:paragraph-count="347" meta:word-count="2657" meta:character-count="13334" meta:non-whitespace-character-count="11059"/>
    <meta:generator>LibreOffice/7.3.7.2$Linux_X86_64 LibreOffice_project/30$Build-2</meta:generator>
  </office:meta>
</office:document-meta>
</file>